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9.423cm" fo:min-width="2.843cm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8.005cm" fo:min-width="1.913cm"/>
    </style:style>
    <style:style style:name="gr3" style:family="graphic" style:parent-style-name="standard">
      <style:graphic-properties draw:fill-color="#3399ff" draw:textarea-horizontal-align="justify" draw:textarea-vertical-align="middle" draw:auto-grow-height="false" fo:min-height="0.739cm" fo:min-width="0.578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7.525cm" fo:min-width="1.598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1.567cm" fo:min-width="1.792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1.581cm" fo:min-width="1.679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9.319cm" fo:min-width="1.449cm"/>
    </style:style>
    <style:style style:name="gr8" style:family="graphic" style:parent-style-name="standard">
      <style:graphic-properties draw:fill-color="#ff66ff" draw:textarea-horizontal-align="justify" draw:textarea-vertical-align="middle" draw:auto-grow-height="false" fo:min-height="0.739cm" fo:min-width="0.578cm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0.739cm" fo:min-width="0.578cm"/>
    </style:style>
    <style:style style:name="gr10" style:family="graphic" style:parent-style-name="standard">
      <style:graphic-properties draw:fill-color="#00cc33" draw:textarea-horizontal-align="justify" draw:textarea-vertical-align="middle" draw:auto-grow-height="false" fo:min-height="0.739cm" fo:min-width="0.57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-color="#ff66ff"/>
      <style:paragraph-properties fo:text-align="center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loext:graphic-properties draw:fill-color="#00cc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03cm" svg:height="10.033cm" draw:transform="skewX (0.00942477796076938) translate (15.172cm 5.57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413cm" svg:height="8.255cm" svg:x="15.732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524cm" svg:height="1.397cm" svg:x="16.159cm" svg:y="6.715cm">
          <text:p text:style-name="P3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.524cm" svg:height="1.397cm" svg:x="16.159cm" svg:y="8.42cm">
          <text:p text:style-name="P3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.524cm" svg:height="1.397cm" svg:x="16.186cm" svg:y="12.662cm">
          <text:p text:style-name="P3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2.324cm" svg:height="8.001cm" draw:transform="skewX (0.00942477796076938) translate (12.249cm 6.46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54cm" svg:height="12.065cm" draw:transform="skewX (0.00942477796076938) translate (8.423cm 4.3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413cm" svg:height="12.065cm" draw:transform="skewX (0.00942477796076938) translate (5.248cm 4.3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159cm" svg:height="9.779cm" draw:transform="skewX (0.00942477796076938) translate (1.635cm 5.44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524cm" svg:height="1.397cm" svg:x="1.889cm" svg:y="5.753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524cm" svg:height="1.397cm" svg:x="1.916cm" svg:y="7.404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524cm" svg:height="1.397cm" svg:x="1.943cm" svg:y="9.055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524cm" svg:height="1.397cm" svg:x="1.916cm" svg:y="13.5cm">
          <text:p text:style-name="P3">78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524cm" svg:height="1.397cm" svg:x="5.699cm" svg:y="4.529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524cm" svg:height="1.397cm" svg:x="5.726cm" svg:y="6.18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524cm" svg:height="1.397cm" svg:x="5.753cm" svg:y="7.831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524cm" svg:height="1.397cm" svg:x="5.726cm" svg:y="14.676cm">
          <text:p text:style-name="P3">79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524cm" svg:height="1.397cm" svg:x="8.874cm" svg:y="4.556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524cm" svg:height="1.397cm" svg:x="8.901cm" svg:y="6.207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524cm" svg:height="1.397cm" svg:x="8.928cm" svg:y="7.85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524cm" svg:height="1.397cm" svg:x="8.901cm" svg:y="14.603cm">
          <text:p text:style-name="P3">79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524cm" svg:height="1.397cm" svg:x="12.684cm" svg:y="6.715cm">
          <text:p text:style-name="P3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6" draw:layer="layout" svg:width="1.524cm" svg:height="1.397cm" svg:x="12.711cm" svg:y="8.366cm">
          <text:p text:style-name="P3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6" draw:layer="layout" svg:width="1.524cm" svg:height="1.397cm" svg:x="12.711cm" svg:y="12.662cm">
          <text:p text:style-name="P3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8" draw:layer="layout" svg:x1="3.413cm" svg:y1="6.461cm" svg:x2="5.699cm" svg:y2="5.191cm">
          <text:p/>
        </draw:line>
        <draw:line draw:style-name="gr11" draw:text-style-name="P8" draw:layer="layout" svg:x1="3.413cm" svg:y1="6.461cm" svg:x2="5.826cm" svg:y2="8.62cm">
          <text:p/>
        </draw:line>
        <draw:line draw:style-name="gr11" draw:text-style-name="P8" draw:layer="layout" svg:x1="3.413cm" svg:y1="6.461cm" svg:x2="5.699cm" svg:y2="15.478cm">
          <text:p/>
        </draw:line>
        <draw:line draw:style-name="gr11" draw:text-style-name="P8" draw:layer="layout" svg:x1="3.413cm" svg:y1="8.112cm" svg:x2="5.699cm" svg:y2="5.191cm">
          <text:p/>
        </draw:line>
        <draw:line draw:style-name="gr11" draw:text-style-name="P8" draw:layer="layout" svg:x1="3.413cm" svg:y1="8.112cm" svg:x2="5.826cm" svg:y2="6.842cm">
          <text:p/>
        </draw:line>
        <draw:line draw:style-name="gr11" draw:text-style-name="P8" draw:layer="layout" svg:x1="3.413cm" svg:y1="6.461cm" svg:x2="5.826cm" svg:y2="6.842cm">
          <text:p/>
        </draw:line>
        <draw:line draw:style-name="gr11" draw:text-style-name="P8" draw:layer="layout" svg:x1="3.413cm" svg:y1="8.239cm" svg:x2="5.826cm" svg:y2="8.62cm">
          <text:p/>
        </draw:line>
        <draw:line draw:style-name="gr11" draw:text-style-name="P8" draw:layer="layout" svg:x1="3.413cm" svg:y1="8.239cm" svg:x2="5.699cm" svg:y2="15.478cm">
          <text:p/>
        </draw:line>
        <draw:line draw:style-name="gr11" draw:text-style-name="P8" draw:layer="layout" svg:x1="3.413cm" svg:y1="9.636cm" svg:x2="5.699cm" svg:y2="5.191cm">
          <text:p/>
        </draw:line>
        <draw:line draw:style-name="gr11" draw:text-style-name="P8" draw:layer="layout" svg:x1="3.413cm" svg:y1="9.763cm" svg:x2="5.826cm" svg:y2="6.715cm">
          <text:p/>
        </draw:line>
        <draw:line draw:style-name="gr11" draw:text-style-name="P8" draw:layer="layout" svg:x1="3.413cm" svg:y1="9.636cm" svg:x2="5.699cm" svg:y2="15.351cm">
          <text:p/>
        </draw:line>
        <draw:line draw:style-name="gr11" draw:text-style-name="P8" draw:layer="layout" svg:x1="3.413cm" svg:y1="9.763cm" svg:x2="5.826cm" svg:y2="8.62cm">
          <text:p/>
        </draw:line>
        <draw:line draw:style-name="gr11" draw:text-style-name="P8" draw:layer="layout" svg:x1="3.413cm" svg:y1="14.208cm" svg:x2="5.699cm" svg:y2="5.318cm">
          <text:p/>
        </draw:line>
        <draw:line draw:style-name="gr11" draw:text-style-name="P8" draw:layer="layout" svg:x1="3.413cm" svg:y1="14.208cm" svg:x2="5.699cm" svg:y2="6.842cm">
          <text:p/>
        </draw:line>
        <draw:line draw:style-name="gr11" draw:text-style-name="P8" draw:layer="layout" svg:x1="3.54cm" svg:y1="14.208cm" svg:x2="5.699cm" svg:y2="8.62cm">
          <text:p/>
        </draw:line>
        <draw:line draw:style-name="gr11" draw:text-style-name="P8" draw:layer="layout" svg:x1="3.413cm" svg:y1="14.208cm" svg:x2="5.699cm" svg:y2="15.478cm">
          <text:p/>
        </draw:line>
        <draw:line draw:style-name="gr11" draw:text-style-name="P8" draw:layer="layout" svg:x1="7.223cm" svg:y1="5.318cm" svg:x2="9.001cm" svg:y2="5.318cm">
          <text:p/>
        </draw:line>
        <draw:line draw:style-name="gr11" draw:text-style-name="P8" draw:layer="layout" svg:x1="7.223cm" svg:y1="6.969cm" svg:x2="8.874cm" svg:y2="6.969cm">
          <text:p/>
        </draw:line>
        <draw:line draw:style-name="gr11" draw:text-style-name="P8" draw:layer="layout" svg:x1="7.223cm" svg:y1="8.62cm" svg:x2="9.001cm" svg:y2="8.62cm">
          <text:p/>
        </draw:line>
        <draw:line draw:style-name="gr11" draw:text-style-name="P8" draw:layer="layout" svg:x1="7.277cm" svg:y1="15.351cm" svg:x2="8.874cm" svg:y2="15.351cm">
          <text:p/>
        </draw:line>
        <draw:line draw:style-name="gr11" draw:text-style-name="P8" draw:layer="layout" svg:x1="10.398cm" svg:y1="5.318cm" svg:x2="12.684cm" svg:y2="7.477cm">
          <text:p/>
        </draw:line>
        <draw:line draw:style-name="gr11" draw:text-style-name="P8" draw:layer="layout" svg:x1="10.398cm" svg:y1="5.445cm" svg:x2="12.811cm" svg:y2="9.128cm">
          <text:p/>
        </draw:line>
        <draw:line draw:style-name="gr11" draw:text-style-name="P8" draw:layer="layout" svg:x1="10.398cm" svg:y1="5.318cm" svg:x2="12.684cm" svg:y2="13.446cm">
          <text:p/>
        </draw:line>
        <draw:line draw:style-name="gr11" draw:text-style-name="P8" draw:layer="layout" svg:x1="10.398cm" svg:y1="6.969cm" svg:x2="12.684cm" svg:y2="7.477cm">
          <text:p/>
        </draw:line>
        <draw:line draw:style-name="gr11" draw:text-style-name="P8" draw:layer="layout" svg:x1="10.398cm" svg:y1="8.62cm" svg:x2="12.811cm" svg:y2="9.128cm">
          <text:p/>
        </draw:line>
        <draw:line draw:style-name="gr11" draw:text-style-name="P8" draw:layer="layout" svg:x1="10.398cm" svg:y1="8.493cm" svg:x2="12.684cm" svg:y2="13.446cm">
          <text:p/>
        </draw:line>
        <draw:line draw:style-name="gr11" draw:text-style-name="P8" draw:layer="layout" svg:x1="10.398cm" svg:y1="15.224cm" svg:x2="12.684cm" svg:y2="7.35cm">
          <text:p/>
        </draw:line>
        <draw:line draw:style-name="gr11" draw:text-style-name="P8" draw:layer="layout" svg:x1="10.398cm" svg:y1="15.224cm" svg:x2="12.811cm" svg:y2="9.001cm">
          <text:p/>
        </draw:line>
        <draw:line draw:style-name="gr11" draw:text-style-name="P8" draw:layer="layout" svg:x1="10.398cm" svg:y1="15.351cm" svg:x2="12.684cm" svg:y2="13.319cm">
          <text:p/>
        </draw:line>
        <draw:line draw:style-name="gr11" draw:text-style-name="P8" draw:layer="layout" svg:x1="14.208cm" svg:y1="7.35cm" svg:x2="15.732cm" svg:y2="7.35cm">
          <text:p/>
        </draw:line>
        <draw:line draw:style-name="gr11" draw:text-style-name="P8" draw:layer="layout" svg:x1="14.208cm" svg:y1="9.128cm" svg:x2="15.732cm" svg:y2="9.128cm">
          <text:p/>
        </draw:line>
        <draw:line draw:style-name="gr11" draw:text-style-name="P8" draw:layer="layout" svg:x1="14.208cm" svg:y1="13.319cm" svg:x2="15.732cm" svg:y2="13.319cm">
          <text:p/>
        </draw:line>
        <draw:line draw:style-name="gr11" draw:text-style-name="P8" draw:layer="layout" svg:x1="18.145cm" svg:y1="7.35cm" svg:x2="19.669cm" svg:y2="7.35cm">
          <text:p/>
        </draw:line>
        <draw:line draw:style-name="gr11" draw:text-style-name="P8" draw:layer="layout" svg:x1="18.145cm" svg:y1="9.155cm" svg:x2="19.669cm" svg:y2="9.155cm">
          <text:p/>
        </draw:line>
        <draw:line draw:style-name="gr11" draw:text-style-name="P8" draw:layer="layout" svg:x1="18.145cm" svg:y1="13.446cm" svg:x2="19.669cm" svg:y2="13.446cm">
          <text:p/>
        </draw:line>
        <draw:frame draw:style-name="gr12" draw:text-style-name="P9" draw:layer="layout" svg:width="1.979cm" svg:height="2.384cm" svg:x="1.635cm" svg:y="16.878cm">
          <draw:text-box>
            <text:p>Input</text:p>
            <text:p>layer</text:p>
            <text:p>(784)</text:p>
          </draw:text-box>
        </draw:frame>
        <draw:frame draw:style-name="gr12" draw:text-style-name="P9" draw:layer="layout" svg:width="3.423cm" svg:height="3.095cm" svg:x="4.756cm" svg:y="16.85cm">
          <draw:text-box>
            <text:p>Fully </text:p>
            <text:p>connected</text:p>
            <text:p>layer </text:p>
            <text:p>(800)</text:p>
          </draw:text-box>
        </draw:frame>
        <draw:frame draw:style-name="gr12" draw:text-style-name="P9" draw:layer="layout" svg:width="2.051cm" svg:height="2.384cm" svg:x="8.366cm" svg:y="16.821cm">
          <draw:text-box>
            <text:p>Relu </text:p>
            <text:p>layer </text:p>
            <text:p>(800)</text:p>
          </draw:text-box>
        </draw:frame>
        <draw:frame draw:style-name="gr12" draw:text-style-name="P9" draw:layer="layout" svg:width="3.423cm" svg:height="3.095cm" svg:x="11.884cm" svg:y="16.843cm">
          <draw:text-box>
            <text:p>Fully</text:p>
            <text:p>connected</text:p>
            <text:p>layer </text:p>
            <text:p>(10)</text:p>
          </draw:text-box>
        </draw:frame>
        <draw:frame draw:style-name="gr12" draw:text-style-name="P9" draw:layer="layout" svg:width="3.008cm" svg:height="3.095cm" svg:x="15.551cm" svg:y="16.775cm">
          <draw:text-box>
            <text:p>Softmax </text:p>
            <text:p>output</text:p>
            <text:p>layer </text:p>
            <text:p>(1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10:57:31.854661953</meta:creation-date>
    <dc:date>2017-12-13T11:31:56.640467911</dc:date>
    <meta:editing-duration>PT3M6S</meta:editing-duration>
    <meta:editing-cycles>1</meta:editing-cycles>
    <meta:document-statistic meta:object-count="64"/>
    <meta:generator>LibreOffice/5.1.6.2$Linux_X86_64 LibreOffice_project/10m0$Build-2</meta:generator>
  </office:meta>
</office:document-meta>
</file>